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45283426" text:style-name="L1">
        <text:list-item>
          <text:p text:style-name="P1">A computer is a device that can process and store data, and perform various operations according to a set of instructions called a program.</text:p>
        </text:list-item>
        <text:list-item>
          <text:p text:style-name="P1">RAM (Random Access Memory) is a type of computer memory that temporarily stores data that the computer is currently using or processing.</text:p>
        </text:list-item>
        <text:list-item>
          <text:p text:style-name="P1">Storage devices, such as hard drives and solid-state drives, are used to store data in a computer system.</text:p>
        </text:list-item>
        <text:list-item>
          <text:p text:style-name="P1">A keyboard is a common input device used to type text and numbers on a document in a computer system.</text:p>
        </text:list-item>
        <text:list-item>
          <text:p text:style-name="P1">Output devices include monitors, speakers, and printers.</text:p>
        </text:list-item>
        <text:list-item>
          <text:p text:style-name="P1">A mouse is an input device that allows a user to move the cursor or pointer on the screen.</text:p>
        </text:list-item>
        <text:list-item>
          <text:p text:style-name="P1">Machine language, also known as assembly language, is a language that is directly understood by the computer without the need for a translation program.</text:p>
        </text:list-item>
        <text:list-item>
          <text:p text:style-name="P2">Input devices include keyboard, mouse, scanner, microphone, and camer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8T11:21:17.778000000</dc:date>
    <meta:editing-duration>PT7S</meta:editing-duration>
    <meta:editing-cycles>1</meta:editing-cycles>
    <meta:document-statistic meta:table-count="0" meta:image-count="0" meta:object-count="0" meta:page-count="1" meta:paragraph-count="8" meta:word-count="151" meta:character-count="866" meta:non-whitespace-character-count="731"/>
    <meta:generator>LibreOffice/7.4.3.2$Windows_X86_64 LibreOffice_project/1048a8393ae2eeec98dff31b5c133c5f1d08b890</meta:generator>
  </office:meta>
</office:document-meta>
</file>